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ltCon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Run #</text:p>
          </table:table-cell>
          <table:table-cell office:value-type="string">
            <text:p>Box X</text:p>
          </table:table-cell>
          <table:table-cell office:value-type="string">
            <text:p>Box Y</text:p>
          </table:table-cell>
          <table:table-cell office:value-type="string">
            <text:p>Box Z</text:p>
          </table:table-cell>
          <table:table-cell office:value-type="string">
            <text:p>Num Cl- ions</text:p>
          </table:table-cell>
          <table:table-cell/>
          <table:table-cell office:value-type="string">
            <text:p>cm X</text:p>
          </table:table-cell>
          <table:table-cell office:value-type="string">
            <text:p>cm Y</text:p>
          </table:table-cell>
          <table:table-cell office:value-type="string">
            <text:p>cm Z</text:p>
          </table:table-cell>
          <table:table-cell office:value-type="string">
            <text:p>L</text:p>
          </table:table-cell>
          <table:table-cell office:value-type="string">
            <text:p>Avg L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4.8569842">
            <text:p>54.8569842</text:p>
          </table:table-cell>
          <table:table-cell office:value-type="float" office:value="55.0120335">
            <text:p>55.0120335</text:p>
          </table:table-cell>
          <table:table-cell office:value-type="float" office:value="54.8197729">
            <text:p>54.8197729</text:p>
          </table:table-cell>
          <table:table-cell office:value-type="float" office:value="2">
            <text:p>2</text:p>
          </table:table-cell>
          <table:table-cell/>
          <table:table-cell table:formula="of:=0.00000001*[.B2]" office:value-type="float" office:value="0.000000548569842">
            <text:p>5.48569842E-007</text:p>
          </table:table-cell>
          <table:table-cell table:formula="of:=0.00000001*[.C2]" office:value-type="float" office:value="0.000000550120335">
            <text:p>5.50120335E-007</text:p>
          </table:table-cell>
          <table:table-cell table:formula="of:=0.00000001*[.D2]" office:value-type="float" office:value="0.000000548197729">
            <text:p>5.48197729E-007</text:p>
          </table:table-cell>
          <table:table-cell table:formula="of:=[.G2]*[.H2]*[.I2]/1000" office:value-type="float" office:value="1.65434795582037E-022">
            <text:p>1.65434795582037E-022</text:p>
          </table:table-cell>
          <table:table-cell table:formula="of:=AVERAGE([.J2:.J33])" office:value-type="float" office:value="1.32512780972844E-022">
            <text:p>1.32512780972844E-0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.9077333">
            <text:p>50.9077333</text:p>
          </table:table-cell>
          <table:table-cell office:value-type="float" office:value="51.0636827">
            <text:p>51.0636827</text:p>
          </table:table-cell>
          <table:table-cell office:value-type="float" office:value="51.4616744">
            <text:p>51.4616744</text:p>
          </table:table-cell>
          <table:table-cell office:value-type="string">
            <text:p>moles</text:p>
          </table:table-cell>
          <table:table-cell/>
          <table:table-cell table:formula="of:=0.00000001*[.B3]" office:value-type="float" office:value="0.000000509077333">
            <text:p>5.09077333E-007</text:p>
          </table:table-cell>
          <table:table-cell table:formula="of:=0.00000001*[.C3]" office:value-type="float" office:value="0.000000510636827">
            <text:p>5.10636827E-007</text:p>
          </table:table-cell>
          <table:table-cell table:formula="of:=0.00000001*[.D3]" office:value-type="float" office:value="0.000000514616744">
            <text:p>5.14616744E-007</text:p>
          </table:table-cell>
          <table:table-cell table:formula="of:=[.G3]*[.H3]*[.I3]/1000" office:value-type="float" office:value="1.33776492730722E-022">
            <text:p>1.33776492730722E-022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.2731425">
            <text:p>46.2731425</text:p>
          </table:table-cell>
          <table:table-cell office:value-type="float" office:value="46.434869">
            <text:p>46.434869</text:p>
          </table:table-cell>
          <table:table-cell office:value-type="float" office:value="45.6974475">
            <text:p>45.6974475</text:p>
          </table:table-cell>
          <table:table-cell table:formula="of:=[.E2]/6.022E+023" office:value-type="float" office:value="3.32115576220525E-024">
            <text:p>3.32115576220525E-024</text:p>
          </table:table-cell>
          <table:table-cell/>
          <table:table-cell table:formula="of:=0.00000001*[.B4]" office:value-type="float" office:value="0.000000462731425">
            <text:p>4.62731425E-007</text:p>
          </table:table-cell>
          <table:table-cell table:formula="of:=0.00000001*[.C4]" office:value-type="float" office:value="0.00000046434869">
            <text:p>4.6434869E-007</text:p>
          </table:table-cell>
          <table:table-cell table:formula="of:=0.00000001*[.D4]" office:value-type="float" office:value="0.000000456974475">
            <text:p>0.000000457</text:p>
          </table:table-cell>
          <table:table-cell table:formula="of:=[.G4]*[.H4]*[.I4]/1000" office:value-type="float" office:value="9.81895255520472E-023">
            <text:p>9.81895255520472E-023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.019454">
            <text:p>48.019454</text:p>
          </table:table-cell>
          <table:table-cell office:value-type="float" office:value="47.6049186">
            <text:p>47.6049186</text:p>
          </table:table-cell>
          <table:table-cell office:value-type="float" office:value="47.9086678">
            <text:p>47.9086678</text:p>
          </table:table-cell>
          <table:table-cell table:number-columns-repeated="2"/>
          <table:table-cell table:formula="of:=0.00000001*[.B5]" office:value-type="float" office:value="0.00000048019454">
            <text:p>4.8019454E-007</text:p>
          </table:table-cell>
          <table:table-cell table:formula="of:=0.00000001*[.C5]" office:value-type="float" office:value="0.000000476049186">
            <text:p>0.000000476</text:p>
          </table:table-cell>
          <table:table-cell table:formula="of:=0.00000001*[.D5]" office:value-type="float" office:value="0.000000479086678">
            <text:p>4.79086678E-007</text:p>
          </table:table-cell>
          <table:table-cell table:formula="of:=[.G5]*[.H5]*[.I5]/1000" office:value-type="float" office:value="1.09517403589808E-022">
            <text:p>1.09517403589808E-022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.1490155">
            <text:p>49.1490155</text:p>
          </table:table-cell>
          <table:table-cell office:value-type="float" office:value="48.884025">
            <text:p>48.884025</text:p>
          </table:table-cell>
          <table:table-cell office:value-type="float" office:value="49.1195857">
            <text:p>49.1195857</text:p>
          </table:table-cell>
          <table:table-cell table:number-columns-repeated="2"/>
          <table:table-cell table:formula="of:=0.00000001*[.B6]" office:value-type="float" office:value="0.000000491490155">
            <text:p>4.91490155E-007</text:p>
          </table:table-cell>
          <table:table-cell table:formula="of:=0.00000001*[.C6]" office:value-type="float" office:value="0.00000048884025">
            <text:p>4.8884025E-007</text:p>
          </table:table-cell>
          <table:table-cell table:formula="of:=0.00000001*[.D6]" office:value-type="float" office:value="0.000000491195857">
            <text:p>4.91195857E-007</text:p>
          </table:table-cell>
          <table:table-cell table:formula="of:=[.G6]*[.H6]*[.I6]/1000" office:value-type="float" office:value="1.18014800225348E-022">
            <text:p>1.18014800225348E-022</text:p>
          </table:table-cell>
          <table:table-cell office:value-type="string">
            <text:p>Avg M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.9858281">
            <text:p>48.9858281</text:p>
          </table:table-cell>
          <table:table-cell office:value-type="float" office:value="48.3241818">
            <text:p>48.3241818</text:p>
          </table:table-cell>
          <table:table-cell office:value-type="float" office:value="48.7074654">
            <text:p>48.7074654</text:p>
          </table:table-cell>
          <table:table-cell table:number-columns-repeated="2"/>
          <table:table-cell table:formula="of:=0.00000001*[.B7]" office:value-type="float" office:value="0.000000489858281">
            <text:p>4.89858281E-007</text:p>
          </table:table-cell>
          <table:table-cell table:formula="of:=0.00000001*[.C7]" office:value-type="float" office:value="0.000000483241818">
            <text:p>4.83241818E-007</text:p>
          </table:table-cell>
          <table:table-cell table:formula="of:=0.00000001*[.D7]" office:value-type="float" office:value="0.000000487074654">
            <text:p>4.87074654E-007</text:p>
          </table:table-cell>
          <table:table-cell table:formula="of:=[.G7]*[.H7]*[.I7]/1000" office:value-type="float" office:value="1.15300315150199E-022">
            <text:p>1.15300315150199E-022</text:p>
          </table:table-cell>
          <table:table-cell table:formula="of:=[.E4]/[.K2]" office:value-type="float" office:value="0.0250629089346926">
            <text:p>0.025062908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5.2758562">
            <text:p>55.2758562</text:p>
          </table:table-cell>
          <table:table-cell office:value-type="float" office:value="55.5458427">
            <text:p>55.5458427</text:p>
          </table:table-cell>
          <table:table-cell office:value-type="float" office:value="55.5076687">
            <text:p>55.5076687</text:p>
          </table:table-cell>
          <table:table-cell table:number-columns-repeated="2"/>
          <table:table-cell table:formula="of:=0.00000001*[.B8]" office:value-type="float" office:value="0.000000552758562">
            <text:p>5.52758562E-007</text:p>
          </table:table-cell>
          <table:table-cell table:formula="of:=0.00000001*[.C8]" office:value-type="float" office:value="0.000000555458427">
            <text:p>5.55458427E-007</text:p>
          </table:table-cell>
          <table:table-cell table:formula="of:=0.00000001*[.D8]" office:value-type="float" office:value="0.000000555076687">
            <text:p>5.55076687E-007</text:p>
          </table:table-cell>
          <table:table-cell table:formula="of:=[.G8]*[.H8]*[.I8]/1000" office:value-type="float" office:value="1.7042763830155E-022">
            <text:p>1.7042763830155E-0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.747025">
            <text:p>51.747025</text:p>
          </table:table-cell>
          <table:table-cell office:value-type="float" office:value="52.0791679">
            <text:p>52.0791679</text:p>
          </table:table-cell>
          <table:table-cell office:value-type="float" office:value="51.9333673">
            <text:p>51.9333673</text:p>
          </table:table-cell>
          <table:table-cell table:number-columns-repeated="2"/>
          <table:table-cell table:formula="of:=0.00000001*[.B9]" office:value-type="float" office:value="0.00000051747025">
            <text:p>5.1747025E-007</text:p>
          </table:table-cell>
          <table:table-cell table:formula="of:=0.00000001*[.C9]" office:value-type="float" office:value="0.000000520791679">
            <text:p>5.20791679E-007</text:p>
          </table:table-cell>
          <table:table-cell table:formula="of:=0.00000001*[.D9]" office:value-type="float" office:value="0.000000519333673">
            <text:p>5.19333673E-007</text:p>
          </table:table-cell>
          <table:table-cell table:formula="of:=[.G9]*[.H9]*[.I9]/1000" office:value-type="float" office:value="1.39957412909603E-022">
            <text:p>1.39957412909603E-022</text:p>
          </table:table-cell>
          <table:table-cell office:value-type="string">
            <text:p>Avg m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.8069238">
            <text:p>51.8069238</text:p>
          </table:table-cell>
          <table:table-cell office:value-type="float" office:value="52.1394512">
            <text:p>52.1394512</text:p>
          </table:table-cell>
          <table:table-cell office:value-type="float" office:value="51.9934819">
            <text:p>51.9934819</text:p>
          </table:table-cell>
          <table:table-cell table:number-columns-repeated="2"/>
          <table:table-cell table:formula="of:=0.00000001*[.B10]" office:value-type="float" office:value="0.000000518069238">
            <text:p>5.18069238E-007</text:p>
          </table:table-cell>
          <table:table-cell table:formula="of:=0.00000001*[.C10]" office:value-type="float" office:value="0.000000521394512">
            <text:p>5.21394512E-007</text:p>
          </table:table-cell>
          <table:table-cell table:formula="of:=0.00000001*[.D10]" office:value-type="float" office:value="0.000000519934819">
            <text:p>5.19934819E-007</text:p>
          </table:table-cell>
          <table:table-cell table:formula="of:=[.G10]*[.H10]*[.I10]/1000" office:value-type="float" office:value="1.40443991324015E-022">
            <text:p>1.40443991324015E-022</text:p>
          </table:table-cell>
          <table:table-cell table:formula="of:=[.K7]*1000" office:value-type="float" office:value="25.0629089346926">
            <text:p>25.062908934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.8237443">
            <text:p>53.8237443</text:p>
          </table:table-cell>
          <table:table-cell office:value-type="float" office:value="53.6303902">
            <text:p>53.6303902</text:p>
          </table:table-cell>
          <table:table-cell office:value-type="float" office:value="53.8378663">
            <text:p>53.8378663</text:p>
          </table:table-cell>
          <table:table-cell table:number-columns-repeated="2"/>
          <table:table-cell table:formula="of:=0.00000001*[.B11]" office:value-type="float" office:value="0.000000538237443">
            <text:p>5.38237443E-007</text:p>
          </table:table-cell>
          <table:table-cell table:formula="of:=0.00000001*[.C11]" office:value-type="float" office:value="0.000000536303902">
            <text:p>5.36303902E-007</text:p>
          </table:table-cell>
          <table:table-cell table:formula="of:=0.00000001*[.D11]" office:value-type="float" office:value="0.000000538378663">
            <text:p>5.38378663E-007</text:p>
          </table:table-cell>
          <table:table-cell table:formula="of:=[.G11]*[.H11]*[.I11]/1000" office:value-type="float" office:value="1.55407760817936E-022">
            <text:p>1.55407760817936E-0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1.7596477">
            <text:p>51.7596477</text:p>
          </table:table-cell>
          <table:table-cell office:value-type="float" office:value="52.0918716">
            <text:p>52.0918716</text:p>
          </table:table-cell>
          <table:table-cell office:value-type="float" office:value="51.9460355">
            <text:p>51.9460355</text:p>
          </table:table-cell>
          <table:table-cell table:number-columns-repeated="2"/>
          <table:table-cell table:formula="of:=0.00000001*[.B12]" office:value-type="float" office:value="0.000000517596477">
            <text:p>5.17596477E-007</text:p>
          </table:table-cell>
          <table:table-cell table:formula="of:=0.00000001*[.C12]" office:value-type="float" office:value="0.000000520918716">
            <text:p>5.20918716E-007</text:p>
          </table:table-cell>
          <table:table-cell table:formula="of:=0.00000001*[.D12]" office:value-type="float" office:value="0.000000519460355">
            <text:p>5.19460355E-007</text:p>
          </table:table-cell>
          <table:table-cell table:formula="of:=[.G12]*[.H12]*[.I12]/1000" office:value-type="float" office:value="1.40059857789911E-022">
            <text:p>1.40059857789911E-02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1.9176691">
            <text:p>51.9176691</text:p>
          </table:table-cell>
          <table:table-cell office:value-type="float" office:value="52.2509072">
            <text:p>52.2509072</text:p>
          </table:table-cell>
          <table:table-cell office:value-type="float" office:value="52.2297752">
            <text:p>52.2297752</text:p>
          </table:table-cell>
          <table:table-cell table:number-columns-repeated="2"/>
          <table:table-cell table:formula="of:=0.00000001*[.B13]" office:value-type="float" office:value="0.000000519176691">
            <text:p>5.19176691E-007</text:p>
          </table:table-cell>
          <table:table-cell table:formula="of:=0.00000001*[.C13]" office:value-type="float" office:value="0.000000522509072">
            <text:p>5.22509072E-007</text:p>
          </table:table-cell>
          <table:table-cell table:formula="of:=0.00000001*[.D13]" office:value-type="float" office:value="0.000000522297752">
            <text:p>5.22297752E-007</text:p>
          </table:table-cell>
          <table:table-cell table:formula="of:=[.G13]*[.H13]*[.I13]/1000" office:value-type="float" office:value="1.41686077725786E-022">
            <text:p>1.41686077725786E-02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7.0320172">
            <text:p>47.0320172</text:p>
          </table:table-cell>
          <table:table-cell office:value-type="float" office:value="46.5491373">
            <text:p>46.5491373</text:p>
          </table:table-cell>
          <table:table-cell office:value-type="float" office:value="46.150053">
            <text:p>46.150053</text:p>
          </table:table-cell>
          <table:table-cell table:number-columns-repeated="2"/>
          <table:table-cell table:formula="of:=0.00000001*[.B14]" office:value-type="float" office:value="0.000000470320172">
            <text:p>4.70320172E-007</text:p>
          </table:table-cell>
          <table:table-cell table:formula="of:=0.00000001*[.C14]" office:value-type="float" office:value="0.000000465491373">
            <text:p>4.65491373E-007</text:p>
          </table:table-cell>
          <table:table-cell table:formula="of:=0.00000001*[.D14]" office:value-type="float" office:value="0.00000046150053">
            <text:p>4.6150053E-007</text:p>
          </table:table-cell>
          <table:table-cell table:formula="of:=[.G14]*[.H14]*[.I14]/1000" office:value-type="float" office:value="1.01036303009195E-022">
            <text:p>1.01036303009195E-022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.0483169">
            <text:p>50.0483169</text:p>
          </table:table-cell>
          <table:table-cell office:value-type="float" office:value="49.8424375">
            <text:p>49.8424375</text:p>
          </table:table-cell>
          <table:table-cell office:value-type="float" office:value="50.2257373">
            <text:p>50.2257373</text:p>
          </table:table-cell>
          <table:table-cell table:number-columns-repeated="2"/>
          <table:table-cell table:formula="of:=0.00000001*[.B15]" office:value-type="float" office:value="0.000000500483169">
            <text:p>5.00483169E-007</text:p>
          </table:table-cell>
          <table:table-cell table:formula="of:=0.00000001*[.C15]" office:value-type="float" office:value="0.000000498424375">
            <text:p>4.98424375E-007</text:p>
          </table:table-cell>
          <table:table-cell table:formula="of:=0.00000001*[.D15]" office:value-type="float" office:value="0.000000502257373">
            <text:p>5.02257373E-007</text:p>
          </table:table-cell>
          <table:table-cell table:formula="of:=[.G15]*[.H15]*[.I15]/1000" office:value-type="float" office:value="1.25289613844561E-022">
            <text:p>1.25289613844561E-0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.8707923">
            <text:p>49.8707923</text:p>
          </table:table-cell>
          <table:table-cell office:value-type="float" office:value="49.4332365">
            <text:p>49.4332365</text:p>
          </table:table-cell>
          <table:table-cell office:value-type="float" office:value="49.7184247">
            <text:p>49.7184247</text:p>
          </table:table-cell>
          <table:table-cell table:number-columns-repeated="2"/>
          <table:table-cell table:formula="of:=0.00000001*[.B16]" office:value-type="float" office:value="0.000000498707923">
            <text:p>4.98707923E-007</text:p>
          </table:table-cell>
          <table:table-cell table:formula="of:=0.00000001*[.C16]" office:value-type="float" office:value="0.000000494332365">
            <text:p>4.94332365E-007</text:p>
          </table:table-cell>
          <table:table-cell table:formula="of:=0.00000001*[.D16]" office:value-type="float" office:value="0.000000497184247">
            <text:p>4.97184247E-007</text:p>
          </table:table-cell>
          <table:table-cell table:formula="of:=[.G16]*[.H16]*[.I16]/1000" office:value-type="float" office:value="1.22569573055568E-022">
            <text:p>1.22569573055568E-02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.295377">
            <text:p>51.295377</text:p>
          </table:table-cell>
          <table:table-cell office:value-type="float" office:value="50.9544321">
            <text:p>50.9544321</text:p>
          </table:table-cell>
          <table:table-cell office:value-type="float" office:value="51.3515722">
            <text:p>51.3515722</text:p>
          </table:table-cell>
          <table:table-cell table:number-columns-repeated="2"/>
          <table:table-cell table:formula="of:=0.00000001*[.B17]" office:value-type="float" office:value="0.00000051295377">
            <text:p>0.000000513</text:p>
          </table:table-cell>
          <table:table-cell table:formula="of:=0.00000001*[.C17]" office:value-type="float" office:value="0.000000509544321">
            <text:p>5.09544321E-007</text:p>
          </table:table-cell>
          <table:table-cell table:formula="of:=0.00000001*[.D17]" office:value-type="float" office:value="0.000000513515722">
            <text:p>5.13515722E-007</text:p>
          </table:table-cell>
          <table:table-cell table:formula="of:=[.G17]*[.H17]*[.I17]/1000" office:value-type="float" office:value="1.34218980706729E-022">
            <text:p>1.34218980706729E-02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2.9794433">
            <text:p>52.9794433</text:p>
          </table:table-cell>
          <table:table-cell office:value-type="float" office:value="53.1191895">
            <text:p>53.1191895</text:p>
          </table:table-cell>
          <table:table-cell office:value-type="float" office:value="53.0649404">
            <text:p>53.0649404</text:p>
          </table:table-cell>
          <table:table-cell table:number-columns-repeated="2"/>
          <table:table-cell table:formula="of:=0.00000001*[.B18]" office:value-type="float" office:value="0.000000529794433">
            <text:p>5.29794433E-007</text:p>
          </table:table-cell>
          <table:table-cell table:formula="of:=0.00000001*[.C18]" office:value-type="float" office:value="0.000000531191895">
            <text:p>5.31191895E-007</text:p>
          </table:table-cell>
          <table:table-cell table:formula="of:=0.00000001*[.D18]" office:value-type="float" office:value="0.000000530649404">
            <text:p>5.30649404E-007</text:p>
          </table:table-cell>
          <table:table-cell table:formula="of:=[.G18]*[.H18]*[.I18]/1000" office:value-type="float" office:value="1.49336686580553E-022">
            <text:p>1.49336686580553E-022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.7320773">
            <text:p>54.7320773</text:p>
          </table:table-cell>
          <table:table-cell office:value-type="float" office:value="54.8867735">
            <text:p>54.8867735</text:p>
          </table:table-cell>
          <table:table-cell office:value-type="float" office:value="54.6949507">
            <text:p>54.6949507</text:p>
          </table:table-cell>
          <table:table-cell table:number-columns-repeated="2"/>
          <table:table-cell table:formula="of:=0.00000001*[.B19]" office:value-type="float" office:value="0.000000547320773">
            <text:p>5.47320773E-007</text:p>
          </table:table-cell>
          <table:table-cell table:formula="of:=0.00000001*[.C19]" office:value-type="float" office:value="0.000000548867735">
            <text:p>5.48867735E-007</text:p>
          </table:table-cell>
          <table:table-cell table:formula="of:=0.00000001*[.D19]" office:value-type="float" office:value="0.000000546949507">
            <text:p>5.46949507E-007</text:p>
          </table:table-cell>
          <table:table-cell table:formula="of:=[.G19]*[.H19]*[.I19]/1000" office:value-type="float" office:value="1.64307303572083E-022">
            <text:p>1.64307303572083E-022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.9306835">
            <text:p>50.9306835</text:p>
          </table:table-cell>
          <table:table-cell office:value-type="float" office:value="51.0867032">
            <text:p>51.0867032</text:p>
          </table:table-cell>
          <table:table-cell office:value-type="float" office:value="51.4848743">
            <text:p>51.4848743</text:p>
          </table:table-cell>
          <table:table-cell table:number-columns-repeated="2"/>
          <table:table-cell table:formula="of:=0.00000001*[.B20]" office:value-type="float" office:value="0.000000509306835">
            <text:p>5.09306835E-007</text:p>
          </table:table-cell>
          <table:table-cell table:formula="of:=0.00000001*[.C20]" office:value-type="float" office:value="0.000000510867032">
            <text:p>5.10867032E-007</text:p>
          </table:table-cell>
          <table:table-cell table:formula="of:=0.00000001*[.D20]" office:value-type="float" office:value="0.000000514848743">
            <text:p>5.14848743E-007</text:p>
          </table:table-cell>
          <table:table-cell table:formula="of:=[.G20]*[.H20]*[.I20]/1000" office:value-type="float" office:value="1.33957501387407E-022">
            <text:p>1.33957501387407E-022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6.283241">
            <text:p>46.283241</text:p>
          </table:table-cell>
          <table:table-cell office:value-type="float" office:value="46.4450028">
            <text:p>46.4450028</text:p>
          </table:table-cell>
          <table:table-cell office:value-type="float" office:value="45.7074203">
            <text:p>45.7074203</text:p>
          </table:table-cell>
          <table:table-cell table:number-columns-repeated="2"/>
          <table:table-cell table:formula="of:=0.00000001*[.B21]" office:value-type="float" office:value="0.00000046283241">
            <text:p>4.6283241E-007</text:p>
          </table:table-cell>
          <table:table-cell table:formula="of:=0.00000001*[.C21]" office:value-type="float" office:value="0.000000464450028">
            <text:p>4.64450028E-007</text:p>
          </table:table-cell>
          <table:table-cell table:formula="of:=0.00000001*[.D21]" office:value-type="float" office:value="0.000000457074203">
            <text:p>4.57074203E-007</text:p>
          </table:table-cell>
          <table:table-cell table:formula="of:=[.G21]*[.H21]*[.I21]/1000" office:value-type="float" office:value="9.82538251475008E-023">
            <text:p>9.82538251475008E-023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7.9958561">
            <text:p>47.9958561</text:p>
          </table:table-cell>
          <table:table-cell office:value-type="float" office:value="47.5815246">
            <text:p>47.5815246</text:p>
          </table:table-cell>
          <table:table-cell office:value-type="float" office:value="47.8851244">
            <text:p>47.8851244</text:p>
          </table:table-cell>
          <table:table-cell table:number-columns-repeated="2"/>
          <table:table-cell table:formula="of:=0.00000001*[.B22]" office:value-type="float" office:value="0.000000479958561">
            <text:p>0.00000048</text:p>
          </table:table-cell>
          <table:table-cell table:formula="of:=0.00000001*[.C22]" office:value-type="float" office:value="0.000000475815246">
            <text:p>4.75815246E-007</text:p>
          </table:table-cell>
          <table:table-cell table:formula="of:=0.00000001*[.D22]" office:value-type="float" office:value="0.000000478851244">
            <text:p>4.78851244E-007</text:p>
          </table:table-cell>
          <table:table-cell table:formula="of:=[.G22]*[.H22]*[.I22]/1000" office:value-type="float" office:value="1.09356025123954E-022">
            <text:p>1.09356025123954E-0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.8477481">
            <text:p>51.8477481</text:p>
          </table:table-cell>
          <table:table-cell office:value-type="float" office:value="52.1805375">
            <text:p>52.1805375</text:p>
          </table:table-cell>
          <table:table-cell office:value-type="float" office:value="52.0344531">
            <text:p>52.0344531</text:p>
          </table:table-cell>
          <table:table-cell table:number-columns-repeated="2"/>
          <table:table-cell table:formula="of:=0.00000001*[.B23]" office:value-type="float" office:value="0.000000518477481">
            <text:p>5.18477481E-007</text:p>
          </table:table-cell>
          <table:table-cell table:formula="of:=0.00000001*[.C23]" office:value-type="float" office:value="0.000000521805375">
            <text:p>5.21805375E-007</text:p>
          </table:table-cell>
          <table:table-cell table:formula="of:=0.00000001*[.D23]" office:value-type="float" office:value="0.000000520344531">
            <text:p>5.20344531E-007</text:p>
          </table:table-cell>
          <table:table-cell table:formula="of:=[.G23]*[.H23]*[.I23]/1000" office:value-type="float" office:value="1.4077626583994E-022">
            <text:p>1.4077626583994E-022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9.2053322">
            <text:p>49.2053322</text:p>
          </table:table-cell>
          <table:table-cell office:value-type="float" office:value="48.940038">
            <text:p>48.940038</text:p>
          </table:table-cell>
          <table:table-cell office:value-type="float" office:value="49.1758686">
            <text:p>49.1758686</text:p>
          </table:table-cell>
          <table:table-cell table:number-columns-repeated="2"/>
          <table:table-cell table:formula="of:=0.00000001*[.B24]" office:value-type="float" office:value="0.000000492053322">
            <text:p>4.92053322E-007</text:p>
          </table:table-cell>
          <table:table-cell table:formula="of:=0.00000001*[.C24]" office:value-type="float" office:value="0.00000048940038">
            <text:p>4.8940038E-007</text:p>
          </table:table-cell>
          <table:table-cell table:formula="of:=0.00000001*[.D24]" office:value-type="float" office:value="0.000000491758686">
            <text:p>4.91758686E-007</text:p>
          </table:table-cell>
          <table:table-cell table:formula="of:=[.G24]*[.H24]*[.I24]/1000" office:value-type="float" office:value="1.18420941635768E-022">
            <text:p>1.18420941635768E-022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8.91913">
            <text:p>48.91913</text:p>
          </table:table-cell>
          <table:table-cell office:value-type="float" office:value="48.2583847">
            <text:p>48.2583847</text:p>
          </table:table-cell>
          <table:table-cell office:value-type="float" office:value="48.6411463">
            <text:p>48.6411463</text:p>
          </table:table-cell>
          <table:table-cell table:number-columns-repeated="2"/>
          <table:table-cell table:formula="of:=0.00000001*[.B25]" office:value-type="float" office:value="0.0000004891913">
            <text:p>4.891913E-007</text:p>
          </table:table-cell>
          <table:table-cell table:formula="of:=0.00000001*[.C25]" office:value-type="float" office:value="0.000000482583847">
            <text:p>4.82583847E-007</text:p>
          </table:table-cell>
          <table:table-cell table:formula="of:=0.00000001*[.D25]" office:value-type="float" office:value="0.000000486411463">
            <text:p>4.86411463E-007</text:p>
          </table:table-cell>
          <table:table-cell table:formula="of:=[.G25]*[.H25]*[.I25]/1000" office:value-type="float" office:value="1.14829984728752E-022">
            <text:p>1.14829984728752E-022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5.2925998">
            <text:p>55.2925998</text:p>
          </table:table-cell>
          <table:table-cell office:value-type="float" office:value="55.5626682">
            <text:p>55.5626682</text:p>
          </table:table-cell>
          <table:table-cell office:value-type="float" office:value="55.5244825">
            <text:p>55.5244825</text:p>
          </table:table-cell>
          <table:table-cell table:number-columns-repeated="2"/>
          <table:table-cell table:formula="of:=0.00000001*[.B26]" office:value-type="float" office:value="0.000000552925998">
            <text:p>5.52925998E-007</text:p>
          </table:table-cell>
          <table:table-cell table:formula="of:=0.00000001*[.C26]" office:value-type="float" office:value="0.000000555626682">
            <text:p>5.55626682E-007</text:p>
          </table:table-cell>
          <table:table-cell table:formula="of:=0.00000001*[.D26]" office:value-type="float" office:value="0.000000555244825">
            <text:p>5.55244825E-007</text:p>
          </table:table-cell>
          <table:table-cell table:formula="of:=[.G26]*[.H26]*[.I26]/1000" office:value-type="float" office:value="1.70582558145105E-022">
            <text:p>1.70582558145105E-02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.8431581">
            <text:p>53.8431581</text:p>
          </table:table-cell>
          <table:table-cell office:value-type="float" office:value="53.6497343">
            <text:p>53.6497343</text:p>
          </table:table-cell>
          <table:table-cell office:value-type="float" office:value="53.8572853">
            <text:p>53.8572853</text:p>
          </table:table-cell>
          <table:table-cell table:number-columns-repeated="2"/>
          <table:table-cell table:formula="of:=0.00000001*[.B27]" office:value-type="float" office:value="0.000000538431581">
            <text:p>5.38431581E-007</text:p>
          </table:table-cell>
          <table:table-cell table:formula="of:=0.00000001*[.C27]" office:value-type="float" office:value="0.000000536497343">
            <text:p>5.36497343E-007</text:p>
          </table:table-cell>
          <table:table-cell table:formula="of:=0.00000001*[.D27]" office:value-type="float" office:value="0.000000538572853">
            <text:p>5.38572853E-007</text:p>
          </table:table-cell>
          <table:table-cell table:formula="of:=[.G27]*[.H27]*[.I27]/1000" office:value-type="float" office:value="1.55575984967509E-022">
            <text:p>1.55575984967509E-022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1.9801792">
            <text:p>51.9801792</text:p>
          </table:table-cell>
          <table:table-cell office:value-type="float" office:value="52.3138186">
            <text:p>52.3138186</text:p>
          </table:table-cell>
          <table:table-cell office:value-type="float" office:value="52.2926612">
            <text:p>52.2926612</text:p>
          </table:table-cell>
          <table:table-cell table:number-columns-repeated="2"/>
          <table:table-cell table:formula="of:=0.00000001*[.B28]" office:value-type="float" office:value="0.000000519801792">
            <text:p>5.19801792E-007</text:p>
          </table:table-cell>
          <table:table-cell table:formula="of:=0.00000001*[.C28]" office:value-type="float" office:value="0.000000523138186">
            <text:p>5.23138186E-007</text:p>
          </table:table-cell>
          <table:table-cell table:formula="of:=0.00000001*[.D28]" office:value-type="float" office:value="0.000000522926612">
            <text:p>5.22926612E-007</text:p>
          </table:table-cell>
          <table:table-cell table:formula="of:=[.G28]*[.H28]*[.I28]/1000" office:value-type="float" office:value="1.42198474839496E-022">
            <text:p>1.42198474839496E-02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9763349">
            <text:p>46.9763349</text:p>
          </table:table-cell>
          <table:table-cell office:value-type="float" office:value="46.4940267">
            <text:p>46.4940267</text:p>
          </table:table-cell>
          <table:table-cell office:value-type="float" office:value="46.0954149">
            <text:p>46.0954149</text:p>
          </table:table-cell>
          <table:table-cell table:number-columns-repeated="2"/>
          <table:table-cell table:formula="of:=0.00000001*[.B29]" office:value-type="float" office:value="0.000000469763349">
            <text:p>4.69763349E-007</text:p>
          </table:table-cell>
          <table:table-cell table:formula="of:=0.00000001*[.C29]" office:value-type="float" office:value="0.000000464940267">
            <text:p>4.64940267E-007</text:p>
          </table:table-cell>
          <table:table-cell table:formula="of:=0.00000001*[.D29]" office:value-type="float" office:value="0.000000460954149">
            <text:p>0.000000461</text:p>
          </table:table-cell>
          <table:table-cell table:formula="of:=[.G29]*[.H29]*[.I29]/1000" office:value-type="float" office:value="1.00677870072028E-022">
            <text:p>1.00677870072028E-022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.047587">
            <text:p>50.047587</text:p>
          </table:table-cell>
          <table:table-cell office:value-type="float" office:value="49.8417107">
            <text:p>49.8417107</text:p>
          </table:table-cell>
          <table:table-cell office:value-type="float" office:value="50.2250048">
            <text:p>50.2250048</text:p>
          </table:table-cell>
          <table:table-cell table:number-columns-repeated="2"/>
          <table:table-cell table:formula="of:=0.00000001*[.B30]" office:value-type="float" office:value="0.00000050047587">
            <text:p>5.0047587E-007</text:p>
          </table:table-cell>
          <table:table-cell table:formula="of:=0.00000001*[.C30]" office:value-type="float" office:value="0.000000498417107">
            <text:p>4.98417107E-007</text:p>
          </table:table-cell>
          <table:table-cell table:formula="of:=0.00000001*[.D30]" office:value-type="float" office:value="0.000000502250048">
            <text:p>5.02250048E-007</text:p>
          </table:table-cell>
          <table:table-cell table:formula="of:=[.G30]*[.H30]*[.I30]/1000" office:value-type="float" office:value="1.25284132502059E-022">
            <text:p>1.25284132502059E-022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.7765425">
            <text:p>49.7765425</text:p>
          </table:table-cell>
          <table:table-cell office:value-type="float" office:value="49.3398136">
            <text:p>49.3398136</text:p>
          </table:table-cell>
          <table:table-cell office:value-type="float" office:value="49.6244629">
            <text:p>49.6244629</text:p>
          </table:table-cell>
          <table:table-cell table:number-columns-repeated="2"/>
          <table:table-cell table:formula="of:=0.00000001*[.B31]" office:value-type="float" office:value="0.000000497765425">
            <text:p>4.97765425E-007</text:p>
          </table:table-cell>
          <table:table-cell table:formula="of:=0.00000001*[.C31]" office:value-type="float" office:value="0.000000493398136">
            <text:p>4.93398136E-007</text:p>
          </table:table-cell>
          <table:table-cell table:formula="of:=0.00000001*[.D31]" office:value-type="float" office:value="0.000000496244629">
            <text:p>4.96244629E-007</text:p>
          </table:table-cell>
          <table:table-cell table:formula="of:=[.G31]*[.H31]*[.I31]/1000" office:value-type="float" office:value="1.2187596033292E-022">
            <text:p>1.2187596033292E-02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.2971259">
            <text:p>51.2971259</text:p>
          </table:table-cell>
          <table:table-cell office:value-type="float" office:value="50.9561694">
            <text:p>50.9561694</text:p>
          </table:table-cell>
          <table:table-cell office:value-type="float" office:value="51.3533231">
            <text:p>51.3533231</text:p>
          </table:table-cell>
          <table:table-cell table:number-columns-repeated="2"/>
          <table:table-cell table:formula="of:=0.00000001*[.B32]" office:value-type="float" office:value="0.000000512971259">
            <text:p>0.000000513</text:p>
          </table:table-cell>
          <table:table-cell table:formula="of:=0.00000001*[.C32]" office:value-type="float" office:value="0.000000509561694">
            <text:p>5.09561694E-007</text:p>
          </table:table-cell>
          <table:table-cell table:formula="of:=0.00000001*[.D32]" office:value-type="float" office:value="0.000000513533231">
            <text:p>5.13533231E-007</text:p>
          </table:table-cell>
          <table:table-cell table:formula="of:=[.G32]*[.H32]*[.I32]/1000" office:value-type="float" office:value="1.34232709922581E-022">
            <text:p>1.34232709922581E-02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9883745">
            <text:p>52.9883745</text:p>
          </table:table-cell>
          <table:table-cell office:value-type="float" office:value="53.1281442">
            <text:p>53.1281442</text:p>
          </table:table-cell>
          <table:table-cell office:value-type="float" office:value="53.073886">
            <text:p>53.073886</text:p>
          </table:table-cell>
          <table:table-cell table:number-columns-repeated="2"/>
          <table:table-cell table:formula="of:=0.00000001*[.B33]" office:value-type="float" office:value="0.000000529883745">
            <text:p>5.29883745E-007</text:p>
          </table:table-cell>
          <table:table-cell table:formula="of:=0.00000001*[.C33]" office:value-type="float" office:value="0.000000531281442">
            <text:p>5.31281442E-007</text:p>
          </table:table-cell>
          <table:table-cell table:formula="of:=0.00000001*[.D33]" office:value-type="float" office:value="0.00000053073886">
            <text:p>5.3073886E-007</text:p>
          </table:table-cell>
          <table:table-cell table:formula="of:=[.G33]*[.H33]*[.I33]/1000" office:value-type="float" office:value="1.49412224018323E-022">
            <text:p>1.49412224018323E-022</text:p>
          </table:table-cell>
          <table:table-cell/>
        </table:table-row>
        <table:table-row table:style-name="ro2" table:number-rows-repeated="104854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izes" table:style-name="ta1">
        <table:table-column table:style-name="co1" table:number-columns-repeated="9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_ell</text:p>
          </table:table-cell>
          <table:table-cell office:value-type="string">
            <text:p>A_elf</text:p>
          </table:table-cell>
          <table:table-cell office:value-type="string">
            <text:p>A_det</text:p>
          </table:table-cell>
          <table:table-cell/>
          <table:table-cell office:value-type="string">
            <text:p>Average A_ell</text:p>
          </table:table-cell>
        </table:table-row>
        <table:table-row table:style-name="ro2">
          <table:table-cell office:value-type="string">
            <text:p>SIZES/1.pqr</text:p>
          </table:table-cell>
          <table:table-cell office:value-type="float" office:value="16.815">
            <text:p>16.815</text:p>
          </table:table-cell>
          <table:table-cell office:value-type="float" office:value="11.149">
            <text:p>11.149</text:p>
          </table:table-cell>
          <table:table-cell office:value-type="float" office:value="6.774">
            <text:p>6.774</text:p>
          </table:table-cell>
          <table:table-cell office:value-type="float" office:value="11.429">
            <text:p>11.429</text:p>
          </table:table-cell>
          <table:table-cell office:value-type="float" office:value="11.452">
            <text:p>11.452</text:p>
          </table:table-cell>
          <table:table-cell office:value-type="float" office:value="10.325">
            <text:p>10.325</text:p>
          </table:table-cell>
          <table:table-cell/>
          <table:table-cell table:formula="of:=AVERAGE([.E2:.E33])" office:value-type="float" office:value="11.3916875">
            <text:p>11.3916875</text:p>
          </table:table-cell>
        </table:table-row>
        <table:table-row table:style-name="ro2">
          <table:table-cell office:value-type="string">
            <text:p>SIZES/2.pqr</text:p>
          </table:table-cell>
          <table:table-cell office:value-type="float" office:value="17.195">
            <text:p>17.195</text:p>
          </table:table-cell>
          <table:table-cell office:value-type="float" office:value="11.283">
            <text:p>11.283</text:p>
          </table:table-cell>
          <table:table-cell office:value-type="float" office:value="6.912">
            <text:p>6.912</text:p>
          </table:table-cell>
          <table:table-cell office:value-type="float" office:value="11.641">
            <text:p>11.641</text:p>
          </table:table-cell>
          <table:table-cell office:value-type="float" office:value="11.663">
            <text:p>11.663</text:p>
          </table:table-cell>
          <table:table-cell office:value-type="float" office:value="10.361">
            <text:p>10.361</text:p>
          </table:table-cell>
          <table:table-cell/>
          <table:table-cell office:value-type="string">
            <text:p>Use</text:p>
          </table:table-cell>
        </table:table-row>
        <table:table-row table:style-name="ro2">
          <table:table-cell office:value-type="string">
            <text:p>SIZES/3.pqr</text:p>
          </table:table-cell>
          <table:table-cell office:value-type="float" office:value="16.694">
            <text:p>16.694</text:p>
          </table:table-cell>
          <table:table-cell office:value-type="float" office:value="11.026">
            <text:p>11.026</text:p>
          </table:table-cell>
          <table:table-cell office:value-type="float" office:value="7.267">
            <text:p>7.267</text:p>
          </table:table-cell>
          <table:table-cell office:value-type="float" office:value="11.529">
            <text:p>11.529</text:p>
          </table:table-cell>
          <table:table-cell office:value-type="float" office:value="11.546">
            <text:p>11.546</text:p>
          </table:table-cell>
          <table:table-cell office:value-type="float" office:value="10.179">
            <text:p>10.179</text:p>
          </table:table-cell>
          <table:table-cell/>
          <table:table-cell office:value-type="float" office:value="11.4">
            <text:p>11.4</text:p>
          </table:table-cell>
        </table:table-row>
        <table:table-row table:style-name="ro2">
          <table:table-cell office:value-type="string">
            <text:p>SIZES/4.pqr</text:p>
          </table:table-cell>
          <table:table-cell office:value-type="float" office:value="17.531">
            <text:p>17.531</text:p>
          </table:table-cell>
          <table:table-cell office:value-type="float" office:value="11.461">
            <text:p>11.461</text:p>
          </table:table-cell>
          <table:table-cell office:value-type="float" office:value="7.208">
            <text:p>7.208</text:p>
          </table:table-cell>
          <table:table-cell office:value-type="float" office:value="11.912">
            <text:p>11.912</text:p>
          </table:table-cell>
          <table:table-cell office:value-type="float" office:value="11.933">
            <text:p>11.933</text:p>
          </table:table-cell>
          <table:table-cell office:value-type="float" office:value="10.49">
            <text:p>10.49</text:p>
          </table:table-cell>
          <table:table-cell table:number-columns-repeated="2"/>
        </table:table-row>
        <table:table-row table:style-name="ro2">
          <table:table-cell office:value-type="string">
            <text:p>SIZES/5.pqr</text:p>
          </table:table-cell>
          <table:table-cell office:value-type="float" office:value="14.518">
            <text:p>14.518</text:p>
          </table:table-cell>
          <table:table-cell office:value-type="float" office:value="10.326">
            <text:p>10.326</text:p>
          </table:table-cell>
          <table:table-cell office:value-type="float" office:value="8.316">
            <text:p>8.316</text:p>
          </table:table-cell>
          <table:table-cell office:value-type="float" office:value="10.991">
            <text:p>10.991</text:p>
          </table:table-cell>
          <table:table-cell office:value-type="float" office:value="10.996">
            <text:p>10.996</text:p>
          </table:table-cell>
          <table:table-cell office:value-type="float" office:value="9.927">
            <text:p>9.927</text:p>
          </table:table-cell>
          <table:table-cell table:number-columns-repeated="2"/>
        </table:table-row>
        <table:table-row table:style-name="ro2">
          <table:table-cell office:value-type="string">
            <text:p>SIZES/6.pqr</text:p>
          </table:table-cell>
          <table:table-cell office:value-type="float" office:value="15.483">
            <text:p>15.483</text:p>
          </table:table-cell>
          <table:table-cell office:value-type="float" office:value="10.585">
            <text:p>10.585</text:p>
          </table:table-cell>
          <table:table-cell office:value-type="float" office:value="7.115">
            <text:p>7.115</text:p>
          </table:table-cell>
          <table:table-cell office:value-type="float" office:value="10.951">
            <text:p>10.951</text:p>
          </table:table-cell>
          <table:table-cell office:value-type="float" office:value="10.967">
            <text:p>10.967</text:p>
          </table:table-cell>
          <table:table-cell office:value-type="float" office:value="9.999">
            <text:p>9.999</text:p>
          </table:table-cell>
          <table:table-cell table:number-columns-repeated="2"/>
        </table:table-row>
        <table:table-row table:style-name="ro2">
          <table:table-cell office:value-type="string">
            <text:p>SIZES/7.pqr</text:p>
          </table:table-cell>
          <table:table-cell office:value-type="float" office:value="16.191">
            <text:p>16.191</text:p>
          </table:table-cell>
          <table:table-cell office:value-type="float" office:value="10.94">
            <text:p>10.94</text:p>
          </table:table-cell>
          <table:table-cell office:value-type="float" office:value="7.71">
            <text:p>7.71</text:p>
          </table:table-cell>
          <table:table-cell office:value-type="float" office:value="11.505">
            <text:p>11.505</text:p>
          </table:table-cell>
          <table:table-cell office:value-type="float" office:value="11.517">
            <text:p>11.517</text:p>
          </table:table-cell>
          <table:table-cell office:value-type="float" office:value="10.26">
            <text:p>10.26</text:p>
          </table:table-cell>
          <table:table-cell table:number-columns-repeated="2"/>
        </table:table-row>
        <table:table-row table:style-name="ro2">
          <table:table-cell office:value-type="string">
            <text:p>SIZES/8.pqr</text:p>
          </table:table-cell>
          <table:table-cell office:value-type="float" office:value="16.698">
            <text:p>16.698</text:p>
          </table:table-cell>
          <table:table-cell office:value-type="float" office:value="11.082">
            <text:p>11.082</text:p>
          </table:table-cell>
          <table:table-cell office:value-type="float" office:value="7.529">
            <text:p>7.529</text:p>
          </table:table-cell>
          <table:table-cell office:value-type="float" office:value="11.644">
            <text:p>11.644</text:p>
          </table:table-cell>
          <table:table-cell office:value-type="float" office:value="11.659">
            <text:p>11.659</text:p>
          </table:table-cell>
          <table:table-cell office:value-type="float" office:value="10.267">
            <text:p>10.267</text:p>
          </table:table-cell>
          <table:table-cell table:number-columns-repeated="2"/>
        </table:table-row>
        <table:table-row table:style-name="ro2">
          <table:table-cell office:value-type="string">
            <text:p>SIZES/9.pqr</text:p>
          </table:table-cell>
          <table:table-cell office:value-type="float" office:value="16.779">
            <text:p>16.779</text:p>
          </table:table-cell>
          <table:table-cell office:value-type="float" office:value="11.101">
            <text:p>11.101</text:p>
          </table:table-cell>
          <table:table-cell office:value-type="float" office:value="7.436">
            <text:p>7.436</text:p>
          </table:table-cell>
          <table:table-cell office:value-type="float" office:value="11.642">
            <text:p>11.642</text:p>
          </table:table-cell>
          <table:table-cell office:value-type="float" office:value="11.658">
            <text:p>11.658</text:p>
          </table:table-cell>
          <table:table-cell office:value-type="float" office:value="10.26">
            <text:p>10.26</text:p>
          </table:table-cell>
          <table:table-cell table:number-columns-repeated="2"/>
        </table:table-row>
        <table:table-row table:style-name="ro2">
          <table:table-cell office:value-type="string">
            <text:p>SIZES/10.pqr</text:p>
          </table:table-cell>
          <table:table-cell office:value-type="float" office:value="17.018">
            <text:p>17.018</text:p>
          </table:table-cell>
          <table:table-cell office:value-type="float" office:value="11.233">
            <text:p>11.233</text:p>
          </table:table-cell>
          <table:table-cell office:value-type="float" office:value="7.082">
            <text:p>7.082</text:p>
          </table:table-cell>
          <table:table-cell office:value-type="float" office:value="11.632">
            <text:p>11.632</text:p>
          </table:table-cell>
          <table:table-cell office:value-type="float" office:value="11.652">
            <text:p>11.652</text:p>
          </table:table-cell>
          <table:table-cell office:value-type="float" office:value="10.365">
            <text:p>10.365</text:p>
          </table:table-cell>
          <table:table-cell table:number-columns-repeated="2"/>
        </table:table-row>
        <table:table-row table:style-name="ro2">
          <table:table-cell office:value-type="string">
            <text:p>SIZES/11.pqr</text:p>
          </table:table-cell>
          <table:table-cell office:value-type="float" office:value="15.954">
            <text:p>15.954</text:p>
          </table:table-cell>
          <table:table-cell office:value-type="float" office:value="10.767">
            <text:p>10.767</text:p>
          </table:table-cell>
          <table:table-cell office:value-type="float" office:value="7.237">
            <text:p>7.237</text:p>
          </table:table-cell>
          <table:table-cell office:value-type="float" office:value="11.202">
            <text:p>11.202</text:p>
          </table:table-cell>
          <table:table-cell office:value-type="float" office:value="11.218">
            <text:p>11.218</text:p>
          </table:table-cell>
          <table:table-cell office:value-type="float" office:value="10.093">
            <text:p>10.093</text:p>
          </table:table-cell>
          <table:table-cell table:number-columns-repeated="2"/>
        </table:table-row>
        <table:table-row table:style-name="ro2">
          <table:table-cell office:value-type="string">
            <text:p>SIZES/12.pqr</text:p>
          </table:table-cell>
          <table:table-cell office:value-type="float" office:value="14.38">
            <text:p>14.38</text:p>
          </table:table-cell>
          <table:table-cell office:value-type="float" office:value="10.264">
            <text:p>10.264</text:p>
          </table:table-cell>
          <table:table-cell office:value-type="float" office:value="8.587">
            <text:p>8.587</text:p>
          </table:table-cell>
          <table:table-cell office:value-type="float" office:value="11.022">
            <text:p>11.022</text:p>
          </table:table-cell>
          <table:table-cell office:value-type="float" office:value="11.025">
            <text:p>11.025</text:p>
          </table:table-cell>
          <table:table-cell office:value-type="float" office:value="9.877">
            <text:p>9.877</text:p>
          </table:table-cell>
          <table:table-cell table:number-columns-repeated="2"/>
        </table:table-row>
        <table:table-row table:style-name="ro2">
          <table:table-cell office:value-type="string">
            <text:p>SIZES/13.pqr</text:p>
          </table:table-cell>
          <table:table-cell office:value-type="float" office:value="15.29">
            <text:p>15.29</text:p>
          </table:table-cell>
          <table:table-cell office:value-type="float" office:value="10.542">
            <text:p>10.542</text:p>
          </table:table-cell>
          <table:table-cell office:value-type="float" office:value="8.118">
            <text:p>8.118</text:p>
          </table:table-cell>
          <table:table-cell office:value-type="float" office:value="11.236">
            <text:p>11.236</text:p>
          </table:table-cell>
          <table:table-cell office:value-type="float" office:value="11.243">
            <text:p>11.243</text:p>
          </table:table-cell>
          <table:table-cell office:value-type="float" office:value="9.996">
            <text:p>9.996</text:p>
          </table:table-cell>
          <table:table-cell table:number-columns-repeated="2"/>
        </table:table-row>
        <table:table-row table:style-name="ro2">
          <table:table-cell office:value-type="string">
            <text:p>SIZES/14.pqr</text:p>
          </table:table-cell>
          <table:table-cell office:value-type="float" office:value="15.777">
            <text:p>15.777</text:p>
          </table:table-cell>
          <table:table-cell office:value-type="float" office:value="10.715">
            <text:p>10.715</text:p>
          </table:table-cell>
          <table:table-cell office:value-type="float" office:value="7.31">
            <text:p>7.31</text:p>
          </table:table-cell>
          <table:table-cell office:value-type="float" office:value="11.156">
            <text:p>11.156</text:p>
          </table:table-cell>
          <table:table-cell office:value-type="float" office:value="11.171">
            <text:p>11.171</text:p>
          </table:table-cell>
          <table:table-cell office:value-type="float" office:value="10.082">
            <text:p>10.082</text:p>
          </table:table-cell>
          <table:table-cell table:number-columns-repeated="2"/>
        </table:table-row>
        <table:table-row table:style-name="ro2">
          <table:table-cell office:value-type="string">
            <text:p>SIZES/15.pqr</text:p>
          </table:table-cell>
          <table:table-cell office:value-type="float" office:value="15.548">
            <text:p>15.548</text:p>
          </table:table-cell>
          <table:table-cell office:value-type="float" office:value="10.758">
            <text:p>10.758</text:p>
          </table:table-cell>
          <table:table-cell office:value-type="float" office:value="8.284">
            <text:p>8.284</text:p>
          </table:table-cell>
          <table:table-cell office:value-type="float" office:value="11.448">
            <text:p>11.448</text:p>
          </table:table-cell>
          <table:table-cell office:value-type="float" office:value="11.456">
            <text:p>11.456</text:p>
          </table:table-cell>
          <table:table-cell office:value-type="float" office:value="10.221">
            <text:p>10.221</text:p>
          </table:table-cell>
          <table:table-cell table:number-columns-repeated="2"/>
        </table:table-row>
        <table:table-row table:style-name="ro2">
          <table:table-cell office:value-type="string">
            <text:p>SIZES/16.pqr</text:p>
          </table:table-cell>
          <table:table-cell office:value-type="float" office:value="15.907">
            <text:p>15.907</text:p>
          </table:table-cell>
          <table:table-cell office:value-type="float" office:value="10.789">
            <text:p>10.789</text:p>
          </table:table-cell>
          <table:table-cell office:value-type="float" office:value="7.602">
            <text:p>7.602</text:p>
          </table:table-cell>
          <table:table-cell office:value-type="float" office:value="11.327">
            <text:p>11.327</text:p>
          </table:table-cell>
          <table:table-cell office:value-type="float" office:value="11.339">
            <text:p>11.339</text:p>
          </table:table-cell>
          <table:table-cell office:value-type="float" office:value="10.142">
            <text:p>10.142</text:p>
          </table:table-cell>
          <table:table-cell table:number-columns-repeated="2"/>
        </table:table-row>
        <table:table-row table:style-name="ro2">
          <table:table-cell office:value-type="string">
            <text:p>SIZES/17.pqr</text:p>
          </table:table-cell>
          <table:table-cell office:value-type="float" office:value="16.815">
            <text:p>16.815</text:p>
          </table:table-cell>
          <table:table-cell office:value-type="float" office:value="11.149">
            <text:p>11.149</text:p>
          </table:table-cell>
          <table:table-cell office:value-type="float" office:value="6.774">
            <text:p>6.774</text:p>
          </table:table-cell>
          <table:table-cell office:value-type="float" office:value="11.429">
            <text:p>11.429</text:p>
          </table:table-cell>
          <table:table-cell office:value-type="float" office:value="11.452">
            <text:p>11.452</text:p>
          </table:table-cell>
          <table:table-cell office:value-type="float" office:value="10.325">
            <text:p>10.325</text:p>
          </table:table-cell>
          <table:table-cell table:number-columns-repeated="2"/>
        </table:table-row>
        <table:table-row table:style-name="ro2">
          <table:table-cell office:value-type="string">
            <text:p>SIZES/18.pqr</text:p>
          </table:table-cell>
          <table:table-cell office:value-type="float" office:value="17.195">
            <text:p>17.195</text:p>
          </table:table-cell>
          <table:table-cell office:value-type="float" office:value="11.283">
            <text:p>11.283</text:p>
          </table:table-cell>
          <table:table-cell office:value-type="float" office:value="6.912">
            <text:p>6.912</text:p>
          </table:table-cell>
          <table:table-cell office:value-type="float" office:value="11.641">
            <text:p>11.641</text:p>
          </table:table-cell>
          <table:table-cell office:value-type="float" office:value="11.663">
            <text:p>11.663</text:p>
          </table:table-cell>
          <table:table-cell office:value-type="float" office:value="10.361">
            <text:p>10.361</text:p>
          </table:table-cell>
          <table:table-cell table:number-columns-repeated="2"/>
        </table:table-row>
        <table:table-row table:style-name="ro2">
          <table:table-cell office:value-type="string">
            <text:p>SIZES/19.pqr</text:p>
          </table:table-cell>
          <table:table-cell office:value-type="float" office:value="16.694">
            <text:p>16.694</text:p>
          </table:table-cell>
          <table:table-cell office:value-type="float" office:value="11.026">
            <text:p>11.026</text:p>
          </table:table-cell>
          <table:table-cell office:value-type="float" office:value="7.267">
            <text:p>7.267</text:p>
          </table:table-cell>
          <table:table-cell office:value-type="float" office:value="11.529">
            <text:p>11.529</text:p>
          </table:table-cell>
          <table:table-cell office:value-type="float" office:value="11.546">
            <text:p>11.546</text:p>
          </table:table-cell>
          <table:table-cell office:value-type="float" office:value="10.179">
            <text:p>10.179</text:p>
          </table:table-cell>
          <table:table-cell table:number-columns-repeated="2"/>
        </table:table-row>
        <table:table-row table:style-name="ro2">
          <table:table-cell office:value-type="string">
            <text:p>SIZES/20.pqr</text:p>
          </table:table-cell>
          <table:table-cell office:value-type="float" office:value="17.531">
            <text:p>17.531</text:p>
          </table:table-cell>
          <table:table-cell office:value-type="float" office:value="11.461">
            <text:p>11.461</text:p>
          </table:table-cell>
          <table:table-cell office:value-type="float" office:value="7.208">
            <text:p>7.208</text:p>
          </table:table-cell>
          <table:table-cell office:value-type="float" office:value="11.912">
            <text:p>11.912</text:p>
          </table:table-cell>
          <table:table-cell office:value-type="float" office:value="11.933">
            <text:p>11.933</text:p>
          </table:table-cell>
          <table:table-cell office:value-type="float" office:value="10.49">
            <text:p>10.49</text:p>
          </table:table-cell>
          <table:table-cell table:number-columns-repeated="2"/>
        </table:table-row>
        <table:table-row table:style-name="ro2">
          <table:table-cell office:value-type="string">
            <text:p>SIZES/21.pqr</text:p>
          </table:table-cell>
          <table:table-cell office:value-type="float" office:value="14.518">
            <text:p>14.518</text:p>
          </table:table-cell>
          <table:table-cell office:value-type="float" office:value="10.326">
            <text:p>10.326</text:p>
          </table:table-cell>
          <table:table-cell office:value-type="float" office:value="8.316">
            <text:p>8.316</text:p>
          </table:table-cell>
          <table:table-cell office:value-type="float" office:value="10.991">
            <text:p>10.991</text:p>
          </table:table-cell>
          <table:table-cell office:value-type="float" office:value="10.996">
            <text:p>10.996</text:p>
          </table:table-cell>
          <table:table-cell office:value-type="float" office:value="9.927">
            <text:p>9.927</text:p>
          </table:table-cell>
          <table:table-cell table:number-columns-repeated="2"/>
        </table:table-row>
        <table:table-row table:style-name="ro2">
          <table:table-cell office:value-type="string">
            <text:p>SIZES/22.pqr</text:p>
          </table:table-cell>
          <table:table-cell office:value-type="float" office:value="15.483">
            <text:p>15.483</text:p>
          </table:table-cell>
          <table:table-cell office:value-type="float" office:value="10.585">
            <text:p>10.585</text:p>
          </table:table-cell>
          <table:table-cell office:value-type="float" office:value="7.115">
            <text:p>7.115</text:p>
          </table:table-cell>
          <table:table-cell office:value-type="float" office:value="10.951">
            <text:p>10.951</text:p>
          </table:table-cell>
          <table:table-cell office:value-type="float" office:value="10.967">
            <text:p>10.967</text:p>
          </table:table-cell>
          <table:table-cell office:value-type="float" office:value="9.999">
            <text:p>9.999</text:p>
          </table:table-cell>
          <table:table-cell table:number-columns-repeated="2"/>
        </table:table-row>
        <table:table-row table:style-name="ro2">
          <table:table-cell office:value-type="string">
            <text:p>SIZES/23.pqr</text:p>
          </table:table-cell>
          <table:table-cell office:value-type="float" office:value="16.191">
            <text:p>16.191</text:p>
          </table:table-cell>
          <table:table-cell office:value-type="float" office:value="10.94">
            <text:p>10.94</text:p>
          </table:table-cell>
          <table:table-cell office:value-type="float" office:value="7.71">
            <text:p>7.71</text:p>
          </table:table-cell>
          <table:table-cell office:value-type="float" office:value="11.505">
            <text:p>11.505</text:p>
          </table:table-cell>
          <table:table-cell office:value-type="float" office:value="11.517">
            <text:p>11.517</text:p>
          </table:table-cell>
          <table:table-cell office:value-type="float" office:value="10.26">
            <text:p>10.26</text:p>
          </table:table-cell>
          <table:table-cell table:number-columns-repeated="2"/>
        </table:table-row>
        <table:table-row table:style-name="ro2">
          <table:table-cell office:value-type="string">
            <text:p>SIZES/24.pqr</text:p>
          </table:table-cell>
          <table:table-cell office:value-type="float" office:value="16.698">
            <text:p>16.698</text:p>
          </table:table-cell>
          <table:table-cell office:value-type="float" office:value="11.082">
            <text:p>11.082</text:p>
          </table:table-cell>
          <table:table-cell office:value-type="float" office:value="7.529">
            <text:p>7.529</text:p>
          </table:table-cell>
          <table:table-cell office:value-type="float" office:value="11.644">
            <text:p>11.644</text:p>
          </table:table-cell>
          <table:table-cell office:value-type="float" office:value="11.659">
            <text:p>11.659</text:p>
          </table:table-cell>
          <table:table-cell office:value-type="float" office:value="10.267">
            <text:p>10.267</text:p>
          </table:table-cell>
          <table:table-cell table:number-columns-repeated="2"/>
        </table:table-row>
        <table:table-row table:style-name="ro2">
          <table:table-cell office:value-type="string">
            <text:p>SIZES/25.pqr</text:p>
          </table:table-cell>
          <table:table-cell office:value-type="float" office:value="16.779">
            <text:p>16.779</text:p>
          </table:table-cell>
          <table:table-cell office:value-type="float" office:value="11.101">
            <text:p>11.101</text:p>
          </table:table-cell>
          <table:table-cell office:value-type="float" office:value="7.436">
            <text:p>7.436</text:p>
          </table:table-cell>
          <table:table-cell office:value-type="float" office:value="11.642">
            <text:p>11.642</text:p>
          </table:table-cell>
          <table:table-cell office:value-type="float" office:value="11.658">
            <text:p>11.658</text:p>
          </table:table-cell>
          <table:table-cell office:value-type="float" office:value="10.26">
            <text:p>10.26</text:p>
          </table:table-cell>
          <table:table-cell table:number-columns-repeated="2"/>
        </table:table-row>
        <table:table-row table:style-name="ro2">
          <table:table-cell office:value-type="string">
            <text:p>SIZES/26.pqr</text:p>
          </table:table-cell>
          <table:table-cell office:value-type="float" office:value="17.018">
            <text:p>17.018</text:p>
          </table:table-cell>
          <table:table-cell office:value-type="float" office:value="11.233">
            <text:p>11.233</text:p>
          </table:table-cell>
          <table:table-cell office:value-type="float" office:value="7.082">
            <text:p>7.082</text:p>
          </table:table-cell>
          <table:table-cell office:value-type="float" office:value="11.632">
            <text:p>11.632</text:p>
          </table:table-cell>
          <table:table-cell office:value-type="float" office:value="11.652">
            <text:p>11.652</text:p>
          </table:table-cell>
          <table:table-cell office:value-type="float" office:value="10.365">
            <text:p>10.365</text:p>
          </table:table-cell>
          <table:table-cell table:number-columns-repeated="2"/>
        </table:table-row>
        <table:table-row table:style-name="ro2">
          <table:table-cell office:value-type="string">
            <text:p>SIZES/27.pqr</text:p>
          </table:table-cell>
          <table:table-cell office:value-type="float" office:value="15.954">
            <text:p>15.954</text:p>
          </table:table-cell>
          <table:table-cell office:value-type="float" office:value="10.767">
            <text:p>10.767</text:p>
          </table:table-cell>
          <table:table-cell office:value-type="float" office:value="7.237">
            <text:p>7.237</text:p>
          </table:table-cell>
          <table:table-cell office:value-type="float" office:value="11.202">
            <text:p>11.202</text:p>
          </table:table-cell>
          <table:table-cell office:value-type="float" office:value="11.218">
            <text:p>11.218</text:p>
          </table:table-cell>
          <table:table-cell office:value-type="float" office:value="10.093">
            <text:p>10.093</text:p>
          </table:table-cell>
          <table:table-cell table:number-columns-repeated="2"/>
        </table:table-row>
        <table:table-row table:style-name="ro2">
          <table:table-cell office:value-type="string">
            <text:p>SIZES/28.pqr</text:p>
          </table:table-cell>
          <table:table-cell office:value-type="float" office:value="14.38">
            <text:p>14.38</text:p>
          </table:table-cell>
          <table:table-cell office:value-type="float" office:value="10.264">
            <text:p>10.264</text:p>
          </table:table-cell>
          <table:table-cell office:value-type="float" office:value="8.587">
            <text:p>8.587</text:p>
          </table:table-cell>
          <table:table-cell office:value-type="float" office:value="11.022">
            <text:p>11.022</text:p>
          </table:table-cell>
          <table:table-cell office:value-type="float" office:value="11.025">
            <text:p>11.025</text:p>
          </table:table-cell>
          <table:table-cell office:value-type="float" office:value="9.877">
            <text:p>9.877</text:p>
          </table:table-cell>
          <table:table-cell table:number-columns-repeated="2"/>
        </table:table-row>
        <table:table-row table:style-name="ro2">
          <table:table-cell office:value-type="string">
            <text:p>SIZES/29.pqr</text:p>
          </table:table-cell>
          <table:table-cell office:value-type="float" office:value="15.29">
            <text:p>15.29</text:p>
          </table:table-cell>
          <table:table-cell office:value-type="float" office:value="10.542">
            <text:p>10.542</text:p>
          </table:table-cell>
          <table:table-cell office:value-type="float" office:value="8.118">
            <text:p>8.118</text:p>
          </table:table-cell>
          <table:table-cell office:value-type="float" office:value="11.236">
            <text:p>11.236</text:p>
          </table:table-cell>
          <table:table-cell office:value-type="float" office:value="11.243">
            <text:p>11.243</text:p>
          </table:table-cell>
          <table:table-cell office:value-type="float" office:value="9.996">
            <text:p>9.996</text:p>
          </table:table-cell>
          <table:table-cell table:number-columns-repeated="2"/>
        </table:table-row>
        <table:table-row table:style-name="ro2">
          <table:table-cell office:value-type="string">
            <text:p>SIZES/30.pqr</text:p>
          </table:table-cell>
          <table:table-cell office:value-type="float" office:value="15.777">
            <text:p>15.777</text:p>
          </table:table-cell>
          <table:table-cell office:value-type="float" office:value="10.715">
            <text:p>10.715</text:p>
          </table:table-cell>
          <table:table-cell office:value-type="float" office:value="7.31">
            <text:p>7.31</text:p>
          </table:table-cell>
          <table:table-cell office:value-type="float" office:value="11.156">
            <text:p>11.156</text:p>
          </table:table-cell>
          <table:table-cell office:value-type="float" office:value="11.171">
            <text:p>11.171</text:p>
          </table:table-cell>
          <table:table-cell office:value-type="float" office:value="10.082">
            <text:p>10.082</text:p>
          </table:table-cell>
          <table:table-cell table:number-columns-repeated="2"/>
        </table:table-row>
        <table:table-row table:style-name="ro2">
          <table:table-cell office:value-type="string">
            <text:p>SIZES/31.pqr</text:p>
          </table:table-cell>
          <table:table-cell office:value-type="float" office:value="15.548">
            <text:p>15.548</text:p>
          </table:table-cell>
          <table:table-cell office:value-type="float" office:value="10.758">
            <text:p>10.758</text:p>
          </table:table-cell>
          <table:table-cell office:value-type="float" office:value="8.284">
            <text:p>8.284</text:p>
          </table:table-cell>
          <table:table-cell office:value-type="float" office:value="11.448">
            <text:p>11.448</text:p>
          </table:table-cell>
          <table:table-cell office:value-type="float" office:value="11.456">
            <text:p>11.456</text:p>
          </table:table-cell>
          <table:table-cell office:value-type="float" office:value="10.221">
            <text:p>10.221</text:p>
          </table:table-cell>
          <table:table-cell table:number-columns-repeated="2"/>
        </table:table-row>
        <table:table-row table:style-name="ro2">
          <table:table-cell office:value-type="string">
            <text:p>SIZES/32.pqr</text:p>
          </table:table-cell>
          <table:table-cell office:value-type="float" office:value="15.907">
            <text:p>15.907</text:p>
          </table:table-cell>
          <table:table-cell office:value-type="float" office:value="10.789">
            <text:p>10.789</text:p>
          </table:table-cell>
          <table:table-cell office:value-type="float" office:value="7.602">
            <text:p>7.602</text:p>
          </table:table-cell>
          <table:table-cell office:value-type="float" office:value="11.327">
            <text:p>11.327</text:p>
          </table:table-cell>
          <table:table-cell office:value-type="float" office:value="11.339">
            <text:p>11.339</text:p>
          </table:table-cell>
          <table:table-cell office:value-type="float" office:value="10.142">
            <text:p>10.142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5T15:21:42</meta:creation-date>
    <dc:date>2014-12-25T21:06:05</dc:date>
    <meta:editing-duration>PT5H33M20S</meta:editing-duration>
    <meta:editing-cycles>4</meta:editing-cycles>
    <meta:generator>LibreOffice/3.5$Linux_X86_64 LibreOffice_project/350m1$Build-2</meta:generator>
    <meta:document-statistic meta:table-count="3" meta:cell-count="509" meta:object-count="0"/>
  </office:meta>
</office:document-meta>
</file>